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<text:soft-page-break/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10">Conclusion :</text:p>
      <text:p text:style-name="P10"><text:text-input text:description="&lt;if test=&quot;o.receiver_partner is True&quot;&gt;">&lt;if test="o.receiver_partner is True"&gt;</text:text-input></text:p>
      <text:p text:style-name="P10">Je reste à votre disposition pour de plus amples renseignements.</text:p>
      <text:p text:style-name="P10">Veuillez agréer, <text:text-input text:description="&lt;o.partner_id.title.name&gt;">&lt;o.partner_id.title.name&gt;</text:text-input>, l'expression de mes meilleurs sentiments.</text:p>
      <text:p text:style-name="P10"><text:text-input text:description="&lt;/if&gt;">&lt;/if&gt;</text:text-input></text:p>
      <text:p text:style-name="P10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draw:frame draw:style-name="fr1" draw:name="graphics1" text:anchor-type="paragraph" svg:x="10.43cm" svg:y="0.208cm" svg:width="5.622cm" svg:height="1.80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3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5-13T13:59:26</dc:date>
    <meta:editing-duration>P1DT1H43M31S</meta:editing-duration>
    <meta:editing-cycles>185</meta:editing-cycles>
    <dc:creator>L. FRANCOIS</dc:creator>
    <meta:document-statistic meta:table-count="3" meta:image-count="1" meta:object-count="0" meta:page-count="3" meta:paragraph-count="123" meta:word-count="390" meta:character-count="3722" meta:non-whitespace-character-count="3448"/>
  </office:meta>
</office:document-meta>
</file>